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ConfigSettings.isEnableLd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tpSubject( String smtp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s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PresentationBaseUrl( String presentation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sTranspor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Admin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sProvider( String sms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iplesecConfigSettings.getAdminPasswor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PrimaryReal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isEnableHt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Lda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HttpPort( int htt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Htt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Reg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Ldap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LdapCertFilePath( String ldapCert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PrimaryRealmName( String primaryReal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isAllowAnonymous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isSmtpAuthent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LdapPort( int lda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EnableHttp( boolean enableHt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tp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EnableDemo( boolean enableDem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Presentation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s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tp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AdminPassword2( String adminPasswor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sUsername( String sms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AdminPassword( String admin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doPassword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EnableLdap( boolean enableLd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tp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sAccou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tpUsername( String smtp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tp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tpHost( String smtp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sTransportUrl( String smsTranspor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TicketLifetime( long ticketLif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TicketLif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ClockSkew( long clockSk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isEnableDem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tpAuthenticate( boolean smtpAuthent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LdapCertPassword( String ldapCert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AllowAnonymousAccess( boolean allowAnonymous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RenewableLif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LdapsPort( int ldap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tpPassword( String smtp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ClockSk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EnableLdaps( boolean enableLd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isEnableLd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s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Smtp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iplesecConfigSettings.getLdapCert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getLdapCer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sPassword( String sms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RenewableLifetime( long renewableLif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sAccountName( String smsAccou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RegRedirectUrl( String regRedirec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Settings.setSmtpFrom( String smtp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